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writing-mode="lr-tb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✦ Capítulo: Emergencia del Universo Visible — De la Red Cuántica al Fondo de Microondas</text:h>
      <text:h text:style-name="Heading_20_3" text:outline-level="3">Introducción</text:h>
      <text:p text:style-name="Text_20_body">En el marco de la teoría <text:span text:style-name="Strong_20_Emphasis">SQE (Superposición–Quantización–Emergencia)</text:span>, el universo no parte de entidades fijas como espacio, tiempo o materia, sino de un entramado dinámico de <text:span text:style-name="Strong_20_Emphasis">relaciones de fase cuántica</text:span> (φ) entre unidades elementales de acción. Todo lo que llamamos constante, partícula o campo observable es una <text:span text:style-name="Strong_20_Emphasis">emergencia colectiva</text:span> de la dinámica de esta red.</text:p>
      <text:p text:style-name="Horizontal_20_Line"/>
      <text:h text:style-name="Heading_20_3" text:outline-level="3">1. Antes del tiempo: la red coherente de fase φ</text:h>
      <text:p text:style-name="Text_20_body">En el instante inicial no había partículas, ni distancias, ni energía diferenciada: solo una <text:span text:style-name="Strong_20_Emphasis">red cuántica entrelazada</text:span>, sin dirección preferente, donde lo fundamental era el <text:span text:style-name="Strong_20_Emphasis">acoplamiento de fase</text:span> entre regiones del campo φ(x, t). Esta fase representaba <text:span text:style-name="Strong_20_Emphasis">potenciales relacionales</text:span>, no valores físicos individuales.</text:p>
      <text:p text:style-name="Horizontal_20_Line"/>
      <text:h text:style-name="Heading_20_3" text:outline-level="3">2. Perturbaciones y reorganización</text:h>
      <text:p text:style-name="Text_20_body">Al comenzar a romperse la coherencia global por fluctuaciones internas, aparecieron <text:span text:style-name="Strong_20_Emphasis">modos de reorganización resonante</text:span>. Estas estructuras de acoplamiento local dieron lugar a:</text:p>
      <text:list xml:id="list8913982508720653966" text:style-name="L1">
        <text:list-item>
          <text:p text:style-name="P2">Áreas con mayor resistencia al cambio (gérmenes de materia),</text:p>
        </text:list-item>
        <text:list-item>
          <text:p text:style-name="P2">Ondas de reorganización (equivalentes a fotones liberados),</text:p>
        </text:list-item>
        <text:list-item>
          <text:p text:style-name="P2">Diferencias de ritmo y acoplamiento (lo que luego interpretamos como energía).</text:p>
        </text:list-item>
      </text:list>
      <text:p text:style-name="Horizontal_20_Line"/>
      <text:h text:style-name="Heading_20_3" text:outline-level="3">3. Desacoplamiento fotónico: origen del CMB</text:h>
      <text:p text:style-name="Text_20_body">En un momento crítico (≈ 380.000 años en cronología emergente), la <text:span text:style-name="Strong_20_Emphasis">red fotónica</text:span> se desacopla del resto de la red cuántica:</text:p>
      <text:list xml:id="list5910717688368800523" text:style-name="L2">
        <text:list-item>
          <text:p text:style-name="P3">Los <text:span text:style-name="Strong_20_Emphasis">modos resonantes de φ</text:span> ya no intercambian fase eficientemente con la red material.</text:p>
        </text:list-item>
        <text:list-item>
          <text:p text:style-name="P3">Lo que hoy observamos como el <text:span text:style-name="Strong_20_Emphasis">fondo cósmico de microondas</text:span> es ese <text:span text:style-name="Strong_20_Emphasis">remanente térmico de reorganización cuántica</text:span>.</text:p>
        </text:list-item>
      </text:list>
      <text:p text:style-name="Text_20_body">Matemáticamente, estas estructuras aparecen como <text:span text:style-name="Strong_20_Emphasis">modos angulares φₗₘ</text:span> sobre una esfera en expansión, cuyos patrones generan un espectro <text:span text:style-name="Source_20_Text">C_ℓ</text:span> similar al observado por los satélites como Planck.</text:p>
      <text:p text:style-name="Horizontal_20_Line"/>
      <text:h text:style-name="Heading_20_3" text:outline-level="3">4. El espectro de anisotropías como eco relacional</text:h>
      <text:p text:style-name="Text_20_body">Desde SQE, los múltiples picos del espectro angular del CMB no son huellas de ondas acústicas inflacionarias, sino <text:span text:style-name="Strong_20_Emphasis">modos de fase resonante</text:span> en una red de coherencia que se reorganiza al desacoplarse. Cada pico refleja una <text:span text:style-name="Strong_20_Emphasis">escala angular de máxima transferencia de fase</text:span>, no una <text:soft-page-break/>compresión de plasma.</text:p>
      <text:p text:style-name="Text_20_body">Este espectro puede reproducirse con la expresión:</text:p>
      <text:p text:style-name="Preformatted_20_Text"/>
      <text:p text:style-name="P1"><text:span text:style-name="Source_20_Text">C_ℓ ∝ exp(−ℓ / ℓ_c) × sin²(ℓ · φ₀)</text:span></text:p>
      <text:p text:style-name="Text_20_body">Donde:</text:p>
      <text:list xml:id="list5578287525848087372" text:style-name="L3">
        <text:list-item>
          <text:p text:style-name="P4">ℓ_c representa la escala de coherencia cuántica máxima.</text:p>
        </text:list-item>
        <text:list-item>
          <text:p text:style-name="P4">φ₀ es una frecuencia angular base de reorganización en la red.</text:p>
        </text:list-item>
      </text:list>
      <text:p text:style-name="Horizontal_20_Line"/>
      <text:h text:style-name="Heading_20_3" text:outline-level="3">5. Expansión sin inflación ni energía oscura</text:h>
      <text:p text:style-name="Text_20_body">La expansión observada del universo no requiere inflación rápida ni una constante cosmológica arbitraria. En su lugar:</text:p>
      <text:list xml:id="list5425084499187502997" text:style-name="L4">
        <text:list-item>
          <text:p text:style-name="P5">La función de escala a(t) <text:span text:style-name="Strong_20_Emphasis">emerge como resultado colectivo</text:span> del desacoplamiento de regiones en la red φ.</text:p>
        </text:list-item>
        <text:list-item>
          <text:p text:style-name="P5">La aceleración de dicha expansión (atribución clásica de la energía oscura) se interpreta como una <text:span text:style-name="Strong_20_Emphasis">tensión de fase residual</text:span>, no como una sustancia.</text:p>
        </text:list-item>
      </text:list>
      <text:p text:style-name="Horizontal_20_Line"/>
      <text:h text:style-name="Heading_20_3" text:outline-level="3">Conclusión</text:h>
      <text:p text:style-name="Text_20_body">En esta fase temprana del universo, el modelo SQE permite explicar de forma emergente:</text:p>
      <text:list xml:id="list6465693599419136860" text:style-name="L5">
        <text:list-item>
          <text:p text:style-name="P6">La aparición de constantes físicas a partir de ritmos de reorganización.</text:p>
        </text:list-item>
        <text:list-item>
          <text:p text:style-name="P6">El origen del CMB como la huella térmica de una red cuántica en fase de desacoplamiento.</text:p>
        </text:list-item>
        <text:list-item>
          <text:p text:style-name="P6">El espectro angular observado, como resultado de modos coherentes de φ.</text:p>
        </text:list-item>
        <text:list-item>
          <text:p text:style-name="P6">La expansión y su aceleración como consecuencia de una dinámica relacional, sin materia ni energía "oscuras"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01T14:13:55.05</meta:creation-date>
    <dc:date>2025-05-14T04:17:51.27</dc:date>
    <dc:creator>Lefuan </dc:creator>
    <meta:editing-duration>PT1M54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32" meta:word-count="509" meta:character-count="3185"/>
  </office:meta>
</office:document-meta>
</file>